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8111in"/>
    </style:style>
    <style:style style:name="Table1.B" style:family="table-column">
      <style:table-column-properties style:column-width="2.5354in"/>
    </style:style>
    <style:style style:name="Table1.C" style:family="table-column">
      <style:table-column-properties style:column-width="0.9688in"/>
    </style:style>
    <style:style style:name="Table1.D" style:family="table-column">
      <style:table-column-properties style:column-width="2.3813in"/>
    </style:style>
    <style:style style:name="Table1.A1" style:family="table-cell">
      <style:table-cell-properties fo:background-color="#ffffff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1.D1" style:family="table-cell">
      <style:table-cell-properties fo:background-color="#ffffff" fo:padding="0.0382in" fo:border="0.05pt solid #ffffff">
        <style:background-image/>
      </style:table-cell-properties>
    </style:style>
    <style:style style:name="Table1.A2" style:family="table-cell">
      <style:table-cell-properties fo:background-color="#ffffff" fo:padding="0.0382in" fo:border-left="0.05pt solid #ffffff" fo:border-right="none" fo:border-top="none" fo:border-bottom="0.05pt solid #ffffff">
        <style:background-image/>
      </style:table-cell-properties>
    </style:style>
    <style:style style:name="Table1.D2" style:family="table-cell">
      <style:table-cell-properties fo:background-color="#ffffff" fo:padding="0.0382in" fo:border-left="0.05pt solid #ffffff" fo:border-right="0.05pt solid #ffffff" fo:border-top="none" fo:border-bottom="0.05pt solid #ffffff">
        <style:background-image/>
      </style:table-cell-properties>
    </style:style>
    <style:style style:name="Table1.3" style:family="table-row">
      <style:table-row-properties style:min-row-height="0.5264in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5.4465in"/>
    </style:style>
    <style:style style:name="Table2.A1" style:family="table-cell">
      <style:table-cell-properties fo:padding="0.0382in" fo:border-left="1pt solid #ffffff" fo:border-right="none" fo:border-top="1pt solid #ffffff" fo:border-bottom="1pt solid #ffffff"/>
    </style:style>
    <style:style style:name="Table2.B1" style:family="table-cell">
      <style:table-cell-properties fo:padding="0.0382in" fo:border="1pt solid #ffffff"/>
    </style:style>
    <style:style style:name="Table2.A2" style:family="table-cell">
      <style:table-cell-properties fo:padding="0.0382in" fo:border-left="1pt solid #ffffff" fo:border-right="none" fo:border-top="none" fo:border-bottom="1pt solid #ffffff"/>
    </style:style>
    <style:style style:name="Table2.B2" style:family="table-cell">
      <style:table-cell-properties fo:padding="0.0382in" fo:border-left="1pt solid #ffffff" fo:border-right="1pt solid #ffffff" fo:border-top="none" fo:border-bottom="1pt solid #ffffff"/>
    </style:style>
    <style:style style:name="Table3" style:family="table">
      <style:table-properties style:width="5.3701in" table:align="margins"/>
    </style:style>
    <style:style style:name="Table3.A" style:family="table-column">
      <style:table-column-properties style:column-width="1.7903in" style:rel-column-width="21845*"/>
    </style:style>
    <style:style style:name="Table3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3.C1" style:family="table-cell">
      <style:table-cell-properties fo:padding="0.0382in" fo:border="0.05pt solid #ffffff"/>
    </style:style>
    <style:style style:name="Table4" style:family="table">
      <style:table-properties style:width="1.1903in" fo:margin-left="0in" table:align="left"/>
    </style:style>
    <style:style style:name="Table4.A" style:family="table-column">
      <style:table-column-properties style:column-width="1.1903in"/>
    </style:style>
    <style:style style:name="Table4.A1" style:family="table-cell">
      <style:table-cell-properties fo:padding="0.0382in" fo:border="0.05pt solid #ffffff"/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fo:color="#212121" style:font-name="arial" fo:font-size="11pt" fo:letter-spacing="normal" fo:font-style="normal" fo:font-weight="normal" officeooo:rsid="00110404" officeooo:paragraph-rsid="00110404" style:font-size-asian="11pt" style:font-size-complex="11pt" loext:padding="0in" loext:border="none"/>
    </style:style>
    <style:style style:name="P2" style:family="paragraph" style:parent-style-name="Table_20_Contents">
      <style:paragraph-properties fo:text-align="start" style:justify-single-word="false"/>
      <style:text-properties style:font-name="Cantarell" fo:font-size="11pt" fo:font-style="normal" fo:font-weight="normal" officeooo:rsid="001aa618" officeooo:paragraph-rsid="001aa618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ntarell" fo:font-size="10pt" fo:font-style="normal" officeooo:rsid="00236f9f" officeooo:paragraph-rsid="00236f9f" style:font-size-asian="10pt" style:font-style-asian="normal" style:font-size-complex="10pt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Cantarell" fo:font-size="10pt" fo:font-style="normal" officeooo:rsid="001234af" officeooo:paragraph-rsid="001234af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Cantarell" fo:font-size="10pt" fo:font-style="normal" officeooo:rsid="0030ad00" officeooo:paragraph-rsid="0030ad00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49bde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91e8a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234af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style:font-name="Cantarell" fo:font-size="10pt" fo:font-style="normal" fo:font-weight="normal" officeooo:paragraph-rsid="00236f9f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749f1" officeooo:paragraph-rsid="001749f1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26c2d1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233724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26e82d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5c51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2d1f2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f070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f070" officeooo:paragraph-rsid="001dda3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1dda3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f070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49bde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49bde" officeooo:paragraph-rsid="001dda3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5c513" officeooo:paragraph-rsid="0015c51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6c0f1" officeooo:paragraph-rsid="001f92d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749f1" officeooo:paragraph-rsid="001749f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Cantarell" fo:font-size="10pt" fo:font-style="normal" fo:font-weight="normal" officeooo:rsid="00233724" officeooo:paragraph-rsid="00233724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style:font-name="Cantarell" fo:font-size="10pt" fo:font-style="normal" fo:font-weight="normal" officeooo:rsid="00233724" officeooo:paragraph-rsid="00233724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style:font-name="Cantarell" fo:font-size="10pt" fo:font-style="normal" fo:font-weight="normal" officeooo:rsid="00233724" officeooo:paragraph-rsid="002d1f2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34af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aa618" officeooo:paragraph-rsid="001aa61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-2.3626in"/>
          <style:tab-stop style:position="1in"/>
        </style:tab-stops>
      </style:paragraph-properties>
      <style:text-properties style:font-name="Cantarell" fo:font-size="10pt" fo:font-style="normal" fo:font-weight="normal" officeooo:rsid="001aa618" officeooo:paragraph-rsid="001aa61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c0fe6" officeooo:paragraph-rsid="001c0fe6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2e0aff" officeooo:paragraph-rsid="002e0af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15c513" officeooo:paragraph-rsid="0015c513" style:font-size-asian="10pt" style:font-style-asian="normal" style:font-weight-asian="bold" style:font-name-complex="Calibri" style:font-size-complex="10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15c513" officeooo:paragraph-rsid="0015c513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Cantarell" fo:font-size="10pt" fo:language="en" fo:country="US" fo:font-style="normal" fo:font-weight="normal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Cantarell" fo:font-size="10pt" fo:language="en" fo:country="US" fo:font-style="normal" fo:font-weight="normal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Cantarell" fo:font-size="10pt" fo:language="en" fo:country="US" fo:font-style="normal" fo:font-weight="normal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42" style:family="paragraph" style:parent-style-name="Standard">
      <style:paragraph-properties fo:text-align="start" style:justify-single-word="false">
        <style:tab-stops>
          <style:tab-stop style:position="-2.3626in"/>
          <style:tab-stop style:position="1in"/>
        </style:tab-stops>
      </style:paragraph-properties>
      <style:text-properties style:font-name="Cantarell" fo:font-size="10pt" officeooo:rsid="001aa618" officeooo:paragraph-rsid="001aa618" style:font-size-asian="10pt" style:font-name-complex="Calibri" style:font-size-complex="10pt"/>
    </style:style>
    <style:style style:name="P43" style:family="paragraph" style:parent-style-name="Standard">
      <style:paragraph-properties fo:text-align="center" style:justify-single-word="false"/>
      <style:text-properties style:font-name="Cantarell" fo:font-size="14pt" fo:font-style="normal" officeooo:rsid="00110404" officeooo:paragraph-rsid="00110404" style:font-size-asian="14pt" style:font-style-asian="normal" style:font-size-complex="14pt" style:font-style-complex="normal"/>
    </style:style>
    <style:style style:name="P44" style:family="paragraph" style:parent-style-name="Standard">
      <style:paragraph-properties fo:text-align="start" style:justify-single-word="false"/>
      <style:text-properties style:font-name="Cantarell" fo:font-size="12pt" fo:font-style="normal" officeooo:rsid="0024c9e0" officeooo:paragraph-rsid="0024c9e0" style:font-size-asian="12pt" style:font-style-asian="normal" style:font-size-complex="12pt" style:font-style-complex="normal"/>
    </style:style>
    <style:style style:name="P45" style:family="paragraph" style:parent-style-name="Standard">
      <style:paragraph-properties fo:text-align="start" style:justify-single-word="false"/>
      <style:text-properties style:font-name="Cantarell" fo:font-size="12pt" fo:font-style="normal" officeooo:rsid="001234af" officeooo:paragraph-rsid="001234af" style:font-size-asian="12pt" style:font-style-asian="normal" style:font-size-complex="12pt" style:font-style-complex="normal"/>
    </style:style>
    <style:style style:name="P46" style:family="paragraph" style:parent-style-name="Standard">
      <style:paragraph-properties fo:text-align="start" style:justify-single-word="false"/>
      <style:text-properties style:font-name="Cantarell" fo:font-size="12pt" fo:font-style="normal" officeooo:rsid="0030ad00" officeooo:paragraph-rsid="0030ad00" style:font-size-asian="12pt" style:font-style-asian="normal" style:font-size-complex="12pt" style:font-style-complex="normal"/>
    </style:style>
    <style:style style:name="P47" style:family="paragraph" style:parent-style-name="Standard">
      <style:paragraph-properties fo:text-align="start" style:justify-single-word="false"/>
      <style:text-properties style:font-name="Cantarell" fo:font-size="12pt" fo:font-style="normal" fo:font-weight="normal" officeooo:rsid="001aa618" officeooo:paragraph-rsid="001aa618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Cantarell" fo:font-size="12pt" fo:font-style="normal" fo:font-weight="normal" officeooo:rsid="002e0aff" officeooo:paragraph-rsid="002e0aff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variant="normal" fo:text-transform="none" fo:color="#212121" style:font-name="Cantarell" fo:font-size="10pt" fo:letter-spacing="normal" fo:font-style="normal" fo:font-weight="normal" officeooo:rsid="00110404" officeooo:paragraph-rsid="00110404" style:font-size-asian="10pt" style:font-style-asian="normal" style:font-size-complex="10pt" style:font-style-complex="normal" loext:padding="0in" loext:border="none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212121" style:font-name="Cantarell" fo:font-size="10pt" fo:letter-spacing="normal" fo:font-style="normal" fo:font-weight="normal" officeooo:rsid="00110404" officeooo:paragraph-rsid="00110404" style:font-size-asian="10pt" style:font-style-asian="normal" style:font-size-complex="10pt" style:font-style-complex="normal" loext:padding="0in" loext:border="none"/>
    </style:style>
    <style:style style:name="P51" style:family="paragraph" style:parent-style-name="Standard" style:list-style-name="L1">
      <style:paragraph-properties fo:text-align="start" style:justify-single-word="false"/>
      <style:text-properties fo:font-size="10pt" officeooo:paragraph-rsid="001dda30" style:font-size-asian="10pt" style:font-size-complex="10pt"/>
    </style:style>
    <style:style style:name="P52" style:family="paragraph" style:parent-style-name="Standard" style:list-style-name="L2">
      <style:paragraph-properties fo:text-align="start" style:justify-single-word="false"/>
      <style:text-properties fo:font-size="10pt" officeooo:paragraph-rsid="001f92d8" style:font-size-asian="10pt" style:font-size-complex="10pt"/>
    </style:style>
    <style:style style:name="P53" style:family="paragraph" style:parent-style-name="Standard" style:list-style-name="L2">
      <style:paragraph-properties fo:text-align="start" style:justify-single-word="false"/>
      <style:text-properties fo:font-size="10pt" officeooo:rsid="001749f1" officeooo:paragraph-rsid="001749f1" style:font-size-asian="10pt" style:font-size-complex="10pt"/>
    </style:style>
    <style:style style:name="P54" style:family="paragraph" style:parent-style-name="Standard">
      <style:paragraph-properties fo:text-align="center" style:justify-single-word="false"/>
      <style:text-properties fo:font-size="10pt" officeooo:paragraph-rsid="001234af" style:font-size-asian="10pt" style:font-size-complex="10pt"/>
    </style:style>
    <style:style style:name="P55" style:family="paragraph" style:parent-style-name="Text_20_body" style:list-style-name="L2">
      <style:paragraph-properties fo:text-align="start" style:justify-single-word="false"/>
      <style:text-properties fo:font-variant="normal" fo:text-transform="none" style:font-name="Cantarell" fo:font-size="10pt" fo:letter-spacing="normal" fo:font-style="normal" fo:font-weight="normal" officeooo:rsid="0029ed16" officeooo:paragraph-rsid="0029ed16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Cantarell" fo:font-size="10pt" fo:font-style="normal" officeooo:rsid="00110404" officeooo:paragraph-rsid="00110404" style:font-size-asian="10pt" style:font-style-asian="normal" style:font-size-complex="10pt" style:font-style-complex="normal"/>
    </style:style>
    <style:style style:name="P57" style:family="paragraph" style:parent-style-name="Table_20_Contents">
      <style:paragraph-properties fo:text-align="start" style:justify-single-word="false"/>
      <style:text-properties style:font-name="Cantarell" fo:font-size="10pt" fo:font-style="normal" fo:font-weight="normal" officeooo:rsid="001aa618" officeooo:paragraph-rsid="001aa61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Cantarell" fo:font-size="10pt" officeooo:rsid="001aa618" officeooo:paragraph-rsid="001aa618" style:font-size-asian="10pt" style:font-name-complex="Calibri" style:font-size-complex="10pt"/>
    </style:style>
    <style:style style:name="P59" style:family="paragraph" style:parent-style-name="Table_20_Contents">
      <style:paragraph-properties fo:text-align="start" style:justify-single-word="false"/>
      <style:text-properties style:font-name="Cantarell" fo:font-size="10pt" officeooo:rsid="001c0fe6" officeooo:paragraph-rsid="002d1f21" style:font-size-asian="10pt" style:font-name-complex="Calibri" style:font-size-complex="10pt"/>
    </style:style>
    <style:style style:name="P60" style:family="paragraph" style:parent-style-name="Table_20_Contents">
      <style:paragraph-properties fo:text-align="start" style:justify-single-word="false"/>
      <style:text-properties style:font-name="Cantarell" fo:font-size="10pt" officeooo:rsid="002e0aff" officeooo:paragraph-rsid="002e0aff" style:font-size-asian="10pt" style:font-name-complex="Calibri" style:font-size-complex="10pt"/>
    </style:style>
    <style:style style:name="T1" style:family="text">
      <style:text-properties style:font-name-complex="Calibri"/>
    </style:style>
    <style:style style:name="T2" style:family="text">
      <style:text-properties officeooo:rsid="0012f070" style:font-name-complex="Calibri"/>
    </style:style>
    <style:style style:name="T3" style:family="text">
      <style:text-properties officeooo:rsid="0016c0f1" style:font-name-complex="Calibri"/>
    </style:style>
    <style:style style:name="T4" style:family="text">
      <style:text-properties officeooo:rsid="00191e8a" style:font-name-complex="Calibri"/>
    </style:style>
    <style:style style:name="T5" style:family="text">
      <style:text-properties officeooo:rsid="001d5a3d" style:font-name-complex="Calibri"/>
    </style:style>
    <style:style style:name="T6" style:family="text">
      <style:text-properties officeooo:rsid="00236f9f" style:font-name-complex="Calibri"/>
    </style:style>
    <style:style style:name="T7" style:family="text">
      <style:text-properties officeooo:rsid="0024c9e0" style:font-name-complex="Calibri"/>
    </style:style>
    <style:style style:name="T8" style:family="text">
      <style:text-properties officeooo:rsid="00266618" style:font-name-complex="Calibri"/>
    </style:style>
    <style:style style:name="T9" style:family="text">
      <style:text-properties officeooo:rsid="0026c2d1" style:font-name-complex="Calibri"/>
    </style:style>
    <style:style style:name="T10" style:family="text">
      <style:text-properties officeooo:rsid="0026e82d" style:font-name-complex="Calibri"/>
    </style:style>
    <style:style style:name="T11" style:family="text">
      <style:text-properties officeooo:rsid="002be5ff" style:font-name-complex="Calibri"/>
    </style:style>
    <style:style style:name="T12" style:family="text">
      <style:text-properties officeooo:rsid="002d1f21" style:font-name-complex="Calibri"/>
    </style:style>
    <style:style style:name="T13" style:family="text">
      <style:text-properties fo:font-weight="bold" officeooo:rsid="0015c513" style:font-weight-asian="bold" style:font-weight-complex="bold"/>
    </style:style>
    <style:style style:name="T14" style:family="text">
      <style:text-properties style:font-name="Cantarell" fo:font-style="normal" fo:font-weight="normal" style:font-style-asian="normal" style:font-weight-asian="normal" style:font-name-complex="Calibri" style:font-style-complex="normal" style:font-weight-complex="normal"/>
    </style:style>
    <style:style style:name="T15" style:family="text">
      <style:text-properties style:font-name="Cantarell" fo:font-style="normal" fo:font-weight="normal" officeooo:rsid="00149bde" style:font-style-asian="normal" style:font-weight-asian="normal" style:font-name-complex="Calibri" style:font-style-complex="normal" style:font-weight-complex="normal"/>
    </style:style>
    <style:style style:name="T16" style:family="text">
      <style:text-properties style:font-name="Cantarell" fo:font-style="normal" fo:font-weight="normal" officeooo:rsid="0012f070" style:font-style-asian="normal" style:font-weight-asian="normal" style:font-name-complex="Calibri" style:font-style-complex="normal" style:font-weight-complex="normal"/>
    </style:style>
    <style:style style:name="T17" style:family="text">
      <style:text-properties style:font-name="Cantarell" fo:font-style="normal" fo:font-weight="normal" officeooo:rsid="001dda30" style:font-style-asian="normal" style:font-weight-asian="normal" style:font-name-complex="Calibri" style:font-style-complex="normal" style:font-weight-complex="normal"/>
    </style:style>
    <style:style style:name="T18" style:family="text">
      <style:text-properties style:font-name="Cantarell" fo:font-style="normal" fo:font-weight="normal" officeooo:rsid="0024c9e0" style:font-style-asian="normal" style:font-weight-asian="normal" style:font-name-complex="Calibri" style:font-style-complex="normal" style:font-weight-complex="normal"/>
    </style:style>
    <style:style style:name="T19" style:family="text">
      <style:text-properties style:font-name="Cantarell" fo:font-style="normal" fo:font-weight="normal" officeooo:rsid="0016c0f1" style:font-style-asian="normal" style:font-weight-asian="normal" style:font-name-complex="Calibri" style:font-style-complex="normal" style:font-weight-complex="normal"/>
    </style:style>
    <style:style style:name="T20" style:family="text">
      <style:text-properties style:font-name="Cantarell" fo:font-style="normal" fo:font-weight="normal" officeooo:rsid="0029ed16" style:font-style-asian="normal" style:font-weight-asian="normal" style:font-name-complex="Calibri" style:font-style-complex="normal" style:font-weight-complex="normal"/>
    </style:style>
    <style:style style:name="T21" style:family="text">
      <style:text-properties style:font-name="Cantarell" fo:font-style="normal" fo:font-weight="normal" officeooo:rsid="001f92d8" style:font-style-asian="normal" style:font-weight-asian="normal" style:font-name-complex="Calibri" style:font-style-complex="normal" style:font-weight-complex="normal"/>
    </style:style>
    <style:style style:name="T22" style:family="text">
      <style:text-properties style:font-name="Cantarell" fo:font-style="normal" fo:font-weight="normal" officeooo:rsid="00217af0" style:font-style-asian="normal" style:font-weight-asian="normal" style:font-name-complex="Calibri" style:font-style-complex="normal" style:font-weight-complex="normal"/>
    </style:style>
    <style:style style:name="T23" style:family="text">
      <style:text-properties style:font-name="Cantarell" fo:font-style="normal" fo:font-weight="normal" officeooo:rsid="002be5ff" style:font-style-asian="normal" style:font-weight-asian="normal" style:font-name-complex="Calibri" style:font-style-complex="normal" style:font-weight-complex="normal"/>
    </style:style>
    <style:style style:name="T24" style:family="text">
      <style:text-properties style:font-name="Cantarell" fo:font-size="10pt" style:font-size-asian="10pt" style:font-style-asian="normal" style:font-size-complex="10pt" style:font-style-complex="normal"/>
    </style:style>
    <style:style style:name="T25" style:family="text">
      <style:text-properties officeooo:rsid="0012f070"/>
    </style:style>
    <style:style style:name="T26" style:family="text">
      <style:text-properties officeooo:rsid="0015c513"/>
    </style:style>
    <style:style style:name="T27" style:family="text">
      <style:text-properties officeooo:rsid="001d5a3d"/>
    </style:style>
    <style:style style:name="T28" style:family="text">
      <style:text-properties officeooo:rsid="001dda30"/>
    </style:style>
    <style:style style:name="T29" style:family="text">
      <style:text-properties officeooo:rsid="0024c9e0"/>
    </style:style>
    <style:style style:name="T30" style:family="text">
      <style:text-properties officeooo:rsid="002be5ff"/>
    </style:style>
    <style:style style:name="T31" style:family="text">
      <style:text-properties officeooo:rsid="002d1f21"/>
    </style:style>
    <style:style style:name="T32" style:family="text">
      <style:text-properties officeooo:rsid="002e0aff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officeooo:rsid="00312d4c"/>
    </style:style>
    <style:style style:name="T35" style:family="text">
      <style:text-properties officeooo:rsid="003311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Angelo Ocana Martins</text:p>
      <text:p text:style-name="P4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6">Address:</text:p>
          </table:table-cell>
          <table:table-cell table:style-name="Table1.A1" office:value-type="string">
            <text:p text:style-name="P50"><text:span text:style-name="T28">K2H 7A9 </text:span>Nepean, ON</text:p>
          </table:table-cell>
          <table:table-cell table:style-name="Table1.A1" office:value-type="string">
            <text:p text:style-name="P56">E-mail:</text:p>
          </table:table-cell>
          <table:table-cell table:style-name="Table1.D1" office:value-type="string">
            <text:p text:style-name="P1"><text:a xlink:type="simple" xlink:href="mailto:angeloocana@gmail.com" text:style-name="Internet_20_link" text:visited-style-name="Visited_20_Internet_20_Link"><text:span text:style-name="T24">angeloocana@gmail.com</text:span></text:a></text:p>
          </table:table-cell>
        </table:table-row>
        <table:table-row>
          <table:table-cell table:style-name="Table1.A2" office:value-type="string">
            <text:p text:style-name="P56">Phone:</text:p>
          </table:table-cell>
          <table:table-cell table:style-name="Table1.A2" office:value-type="string">
            <text:p text:style-name="P50">(613) 720-9572</text:p>
          </table:table-cell>
          <table:table-cell table:style-name="Table1.A2" office:value-type="string">
            <text:p text:style-name="P56">Site:</text:p>
          </table:table-cell>
          <table:table-cell table:style-name="Table1.D2" office:value-type="string">
            <text:p text:style-name="P1"><text:a xlink:type="simple" xlink:href="https://angeloocana.com/" text:style-name="Internet_20_link" text:visited-style-name="Visited_20_Internet_20_Link"><text:span text:style-name="T24">angeloocana.com</text:span></text:a></text:p>
          </table:table-cell>
        </table:table-row>
        <table:table-row table:style-name="Table1.3">
          <table:table-cell table:style-name="Table1.A2" office:value-type="string">
            <text:p text:style-name="P56">Github:</text:p>
          </table:table-cell>
          <table:table-cell table:style-name="Table1.A2" office:value-type="string">
            <text:p text:style-name="P50">github.com/angeloocana</text:p>
          </table:table-cell>
          <table:table-cell table:style-name="Table1.A2" office:value-type="string">
            <text:p text:style-name="P56">Pluralsight:</text:p>
          </table:table-cell>
          <table:table-cell table:style-name="Table1.D2" office:value-type="string">
            <text:p text:style-name="P50">https://app.pluralsight.com/profile/ocanaangelo</text:p>
          </table:table-cell>
        </table:table-row>
      </table:table>
      <text:p text:style-name="P49"/>
      <text:p text:style-name="P44">Objective</text:p>
      <text:p text:style-name="P3">Senior Nodejs Full-stack Developer (React, GraphQL and MongoDB).</text:p>
      <text:p text:style-name="P4"/>
      <text:p text:style-name="P46">About Me</text:p>
      <text:p text:style-name="P5">Coding with love for fun and work since <text:span text:style-name="T35">I was </text:span>14 years old. TDD and Functional Programing adopter, global mindset , Offline First, Mobile First and Frog <text:span text:style-name="T34">C</text:span>loud.</text:p>
      <text:p text:style-name="P4"/>
      <text:p text:style-name="P45">Work Experienc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<text:span text:style-name="T1">2007 </text:span><text:span text:style-name="T2">- Present</text:span></text:p>
            <text:p text:style-name="P14">Freelancer </text:p>
            <text:p text:style-name="P19"/>
          </table:table-cell>
          <table:table-cell table:style-name="Table2.B1" office:value-type="string">
            <text:p text:style-name="P20"><text:span text:style-name="T13">Senior Full-stack Developer</text:span><text:span text:style-name="T26"> | Lastest P</text:span>rojects:</text:p>
            <text:p text:style-name="P19"/>
            <text:list xml:id="list3525239822" text:style-name="L1">
              <text:list-item>
                <text:p text:style-name="P21">angeloocana.com</text:p>
                <text:p text:style-name="P21"><text:span text:style-name="T28">Design and Coding | </text:span>React, Graphql and Nodejs</text:p>
              </text:list-item>
            </text:list>
            <text:p text:style-name="P24"/>
            <text:list xml:id="list163020419248311" text:continue-numbering="true" text:style-name="L1">
              <text:list-item>
                <text:p text:style-name="P51"><text:span text:style-name="T15">github.com/polutz/polutz</text:span><text:span text:style-name="T16"> </text:span></text:p>
                <text:p text:style-name="P51"><text:span text:style-name="T17">Coding | </text:span><text:span text:style-name="T16">React, Graphql and Nodejs</text:span></text:p>
              </text:list-item>
            </text:list>
            <text:p text:style-name="P23"/>
            <text:list xml:id="list163020632249285" text:continue-numbering="true" text:style-name="L1">
              <text:list-item>
                <text:p text:style-name="P21">novoterritorio.azurewebsites.net</text:p>
                <text:p text:style-name="P21"><text:span text:style-name="T28">Coding | </text:span>Angular, Ionic, C# and MongoDB</text:p>
                <text:list>
                  <text:list-header>
                    <text:p text:style-name="P22"/>
                  </text:list-header>
                </text:list>
              </text:list-item>
              <text:list-item>
                <text:p text:style-name="P21">staffgeist.com</text:p>
                <text:p text:style-name="P21"><text:span text:style-name="T28">Coding | </text:span>Angular, Ionic, C# and MongoDB</text:p>
                <text:list>
                  <text:list-header>
                    <text:p text:style-name="P22"/>
                  </text:list-header>
                </text:list>
              </text:list-item>
              <text:list-item>
                <text:p text:style-name="P21">jumpoverjump.com</text:p>
                <text:p text:style-name="P21"><text:span text:style-name="T28">Design and Coding | </text:span>Angular, Ionic, C# and MongoDB</text:p>
              </text:list-item>
            </text:list>
            <text:p text:style-name="P19"/>
            <text:list xml:id="list163019262265256" text:continue-numbering="true" text:style-name="L1">
              <text:list-item>
                <text:p text:style-name="P25">angeloocana.com.br<text:span text:style-name="T25"> </text:span></text:p>
                <text:p text:style-name="P21">Design and Coding | Angular, Ionic and C#</text:p>
              </text:list-item>
            </text:list>
            <text:p text:style-name="P39"/>
          </table:table-cell>
        </table:table-row>
        <table:table-row>
          <table:table-cell table:style-name="Table2.A2" office:value-type="string">
            <text:p text:style-name="P40">2011 – 2015</text:p>
            <text:p text:style-name="P41">POL, Peela, Total On Demand </text:p>
          </table:table-cell>
          <table:table-cell table:style-name="Table2.B2" office:value-type="string">
            <text:p text:style-name="P37">Senior C# Software Developer</text:p>
            <text:p text:style-name="P26"/>
            <text:list xml:id="list2899002972" text:style-name="L2">
              <text:list-item>
                <text:p text:style-name="P52"><text:span text:style-name="T18">D</text:span><text:span text:style-name="T19">evelop</text:span><text:span text:style-name="T20">ing</text:span><text:span text:style-name="T18"> web platform</text:span><text:span text:style-name="T19"> </text:span><text:span text:style-name="T21">for</text:span><text:span text:style-name="T19"> </text:span><text:span text:style-name="T21">S</text:span><text:span text:style-name="T19">mall</text:span><text:span text:style-name="T21">-M</text:span><text:span text:style-name="T19">edium marketing </text:span><text:span text:style-name="T21">and endomarketing</text:span><text:span text:style-name="T19"> campai</text:span><text:span text:style-name="T20">gn</text:span><text:span text:style-name="T21">s, 5-8 projects </text:span><text:span text:style-name="T20">every</text:span><text:span text:style-name="T21"> year</text:span><text:span text:style-name="T19">. </text:span><text:span text:style-name="T22">5K</text:span><text:span text:style-name="T20">-</text:span><text:span text:style-name="T22">9M </text:span><text:span text:style-name="T20">Users</text:span><text:span text:style-name="T22">.</text:span></text:p>
              </text:list-item>
            </text:list>
            <text:p text:style-name="P27"/>
            <text:list xml:id="list163019552057878" text:continue-numbering="true" text:style-name="L2">
              <text:list-item>
                <text:p text:style-name="P55">Provid<text:span text:style-name="T30">ed</text:span> consultations to extract c<text:span text:style-name="T30">lients</text:span> needs and develop strateg<text:span text:style-name="T30">ies</text:span>, </text:p>
              </text:list-item>
              <text:list-item>
                <text:p text:style-name="P53"><text:span text:style-name="T18">Created</text:span><text:span text:style-name="T14"> </text:span><text:span text:style-name="T18">the</text:span><text:span text:style-name="T23">ir </text:span><text:span text:style-name="T18">own </text:span><text:span text:style-name="T14">e-commerce platform. </text:span></text:p>
              </text:list-item>
            </text:list>
            <text:p text:style-name="P26"/>
            <text:p text:style-name="P10"><text:span text:style-name="T1">Technologies: </text:span><text:span text:style-name="T3">C#, .net MVC, </text:span><text:span text:style-name="T1">web forms, sql server </text:span><text:span text:style-name="T5">and</text:span><text:span text:style-name="T1"> DDD.</text:span></text:p>
            <text:p text:style-name="P28"/>
            <text:p text:style-name="P28">Clients: Loreal, Johnson, Sony, Vivo|Telefonica, Volkswagen, Walmart, BASF, Net, FMC, FTD, Sky, OI, BRF, <text:s/>Syngenta, Cury, Tenda, B2W, Magazine Luiza, Casas Bahia, FastShop, ...<text:span text:style-name="T30">et al. </text:span></text:p>
            <text:p text:style-name="P15"/>
            <text:p text:style-name="P15"/>
          </table:table-cell>
        </table:table-row>
        <table:table-row>
          <table:table-cell table:style-name="Table2.A2" office:value-type="string">
            <text:p text:style-name="P16">2010 –2011</text:p>
            <text:p text:style-name="P15">Empresário <text:soft-page-break/>Cobrança </text:p>
          </table:table-cell>
          <table:table-cell table:style-name="Table2.B2" office:value-type="string">
            <text:p text:style-name="P38"><text:span text:style-name="T9">Lead C</text:span><text:span text:style-name="T1"># Software Developer</text:span></text:p>
            <text:p text:style-name="P26"/>
            <text:list xml:id="list4023957543" text:style-name="L3">
              <text:list-item>
                <text:p text:style-name="P11"><text:soft-page-break/><text:span text:style-name="T7">D</text:span><text:span text:style-name="T1">evelo</text:span><text:span text:style-name="T7">ped web platform</text:span><text:span text:style-name="T1"> to manage </text:span><text:span text:style-name="T9">debt collection.</text:span></text:p>
              </text:list-item>
              <text:list-item>
                <text:p text:style-name="P12"><text:span text:style-name="T11">Worked with </text:span><text:span text:style-name="T1">complex math algorithms to calculate interest </text:span><text:span text:style-name="T9">rates</text:span><text:span text:style-name="T1">.</text:span></text:p>
              </text:list-item>
              <text:list-item>
                <text:p text:style-name="P12"><text:span text:style-name="T7">Created compan</text:span><text:span text:style-name="T9">y’s</text:span><text:span text:style-name="T7"> own </text:span><text:span text:style-name="T1">bar</text:span><text:span text:style-name="T9">code</text:span><text:span text:style-name="T1"> generation </text:span><text:span text:style-name="T7">software</text:span><text:span text:style-name="T1">.</text:span></text:p>
              </text:list-item>
              <text:list-item>
                <text:p text:style-name="P12"><text:span text:style-name="T11">Development of </text:span><text:span text:style-name="T1">internal Human Resources systems.</text:span></text:p>
              </text:list-item>
              <text:list-item>
                <text:p text:style-name="P12"><text:span text:style-name="T11">B</text:span><text:span text:style-name="T9">uilding </text:span><text:span text:style-name="T1">access control system using web cams.</text:span></text:p>
              </text:list-item>
              <text:list-item>
                <text:p text:style-name="P12"><text:span text:style-name="T1">Develop</text:span><text:span text:style-name="T7">ed</text:span><text:span text:style-name="T1"> </text:span><text:span text:style-name="T9">an </text:span><text:span text:style-name="T1">internal financial control system.</text:span></text:p>
              </text:list-item>
              <text:list-item>
                <text:p text:style-name="P13"><text:span text:style-name="T10">Wrote </text:span><text:span text:style-name="T1">performatic querys </text:span><text:span text:style-name="T10">to work with a </text:span><text:span text:style-name="T1">500GB SQL Server database over millions of rows.</text:span></text:p>
              </text:list-item>
            </text:list>
            <text:p text:style-name="P17"/>
            <text:p text:style-name="P7"><text:span text:style-name="T4">Technologies</text:span><text:span text:style-name="T1">: C#, WCF, WPF, WebForms, Windows Forms, Windows Services, <text:s/>EXT.Net, SQL Server.</text:span></text:p>
            <text:p text:style-name="P15"/>
            <text:p text:style-name="P15"/>
          </table:table-cell>
        </table:table-row>
        <table:table-row>
          <table:table-cell table:style-name="Table2.A2" office:value-type="string">
            <text:p text:style-name="P16">2010 –2010</text:p>
            <text:p text:style-name="P15">Media W </text:p>
          </table:table-cell>
          <table:table-cell table:style-name="Table2.B2" office:value-type="string">
            <text:p text:style-name="P37">C# Software Developer</text:p>
            <text:p text:style-name="P17"/>
            <text:list xml:id="list3557150764" text:style-name="L4">
              <text:list-item>
                <text:p text:style-name="P29"><text:span text:style-name="T29">Developed POS</text:span> Desktop <text:span text:style-name="T30">Terminal </text:span>following governament <text:span text:style-name="T30">regulations.</text:span></text:p>
              </text:list-item>
            </text:list>
            <text:p text:style-name="P17"/>
            <text:p text:style-name="P8"><text:span text:style-name="T4">Technologies</text:span><text:span text:style-name="T1">: C#, Windows Forms </text:span><text:span text:style-name="T4">and</text:span><text:span text:style-name="T1"> MySQL</text:span></text:p>
            <text:p text:style-name="P15"/>
            <text:p text:style-name="P15"/>
          </table:table-cell>
        </table:table-row>
        <table:table-row>
          <table:table-cell table:style-name="Table2.A2" office:value-type="string">
            <text:p text:style-name="P16">2008 – 2010</text:p>
            <text:p text:style-name="P15">Upgrade Consultoria </text:p>
          </table:table-cell>
          <table:table-cell table:style-name="Table2.B2" office:value-type="string">
            <text:p text:style-name="P37">Junior C# Software Developer</text:p>
            <text:p text:style-name="P26"/>
            <text:list xml:id="list808741447" text:style-name="L5">
              <text:list-item>
                <text:p text:style-name="P30">PriManager – Develop<text:span text:style-name="T30">ing</text:span> web platform to manage <text:span text:style-name="T31">large-scale</text:span> construction <text:span text:style-name="T31">environments</text:span>.</text:p>
              </text:list-item>
              <text:list-item>
                <text:p text:style-name="P31">FDE – Web platform <text:span text:style-name="T31">for</text:span> manag<text:span text:style-name="T31">ing</text:span> public schools <text:span text:style-name="T31">in </text:span>São Paulo/BR.</text:p>
              </text:list-item>
              <text:list-item>
                <text:p text:style-name="P9"><text:span text:style-name="T8">Developed </text:span><text:span text:style-name="T12">their own </text:span><text:span text:style-name="T6">ERP </text:span><text:span text:style-name="T12">&amp; </text:span><text:span text:style-name="T6">CRM.</text:span></text:p>
              </text:list-item>
            </text:list>
            <text:p text:style-name="P18"/>
            <text:p text:style-name="P8"><text:span text:style-name="T4">Technologies</text:span><text:span text:style-name="T1">: C#, </text:span><text:span text:style-name="T4">Webforms, </text:span><text:span text:style-name="T1">Telerik, Web Services, Windows Services, Flash / Action Script </text:span><text:span text:style-name="T4">and</text:span><text:span text:style-name="T1"> SQL Server</text:span></text:p>
            <text:p text:style-name="P32"/>
          </table:table-cell>
        </table:table-row>
        <table:table-row>
          <table:table-cell table:style-name="Table2.A2" office:value-type="string">
            <text:p text:style-name="P47">Education</text:p>
          </table:table-cell>
          <table:table-cell table:style-name="Table2.B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57">2012 – Present</text:p>
          </table:table-cell>
          <table:table-cell table:style-name="Table2.B2" office:value-type="string">
            <text:p text:style-name="P58">Pluralsight</text:p>
            <text:p text:style-name="P59">Design <text:span text:style-name="T31">and </text:span>Technology </text:p>
            <text:p text:style-name="P2"><text:a xlink:type="simple" xlink:href="https://app.pluralsight.com/profile/ocanaangelo" text:style-name="Internet_20_link" text:visited-style-name="Visited_20_Internet_20_Link"><text:span text:style-name="T33">https://app.pluralsight.com/profile/ocanaangelo</text:span></text:a></text:p>
            <text:p text:style-name="P57"/>
          </table:table-cell>
        </table:table-row>
        <table:table-row>
          <table:table-cell table:style-name="Table2.A2" office:value-type="string">
            <text:p text:style-name="P57">2013 – 2014</text:p>
          </table:table-cell>
          <table:table-cell table:style-name="Table2.B2" office:value-type="string">
            <text:p text:style-name="P42">UNIP - Universidade Paulista</text:p>
            <text:p text:style-name="P34">Anal<text:span text:style-name="T32">ysis</text:span> and System Development</text:p>
            <text:p text:style-name="P34"/>
          </table:table-cell>
        </table:table-row>
        <table:table-row>
          <table:table-cell table:style-name="Table2.A2" office:value-type="string">
            <text:p text:style-name="P33">2011 - 2010</text:p>
          </table:table-cell>
          <table:table-cell table:style-name="Table2.B2" office:value-type="string">
            <text:p text:style-name="P33">FIAP –<text:span text:style-name="T27"> Faculdade de Informática e Administração Paulista</text:span></text:p>
            <text:p text:style-name="P34">Anal<text:span text:style-name="T32">ysis</text:span> and System Development</text:p>
            <text:p text:style-name="P34"/>
          </table:table-cell>
        </table:table-row>
        <table:table-row>
          <table:table-cell table:style-name="Table2.A2" office:value-type="string">
            <text:p text:style-name="P35">2007 - 2009</text:p>
          </table:table-cell>
          <table:table-cell table:style-name="Table2.B2" office:value-type="string">
            <text:p text:style-name="P35">FIEB</text:p>
            <text:p text:style-name="P35">Web Design with Emphasis on Digital Media</text:p>
            <text:p text:style-name="P35"/>
          </table:table-cell>
        </table:table-row>
        <table:table-row>
          <table:table-cell table:style-name="Table2.A2" office:value-type="string">
            <text:p text:style-name="P35">2008 - 2009</text:p>
          </table:table-cell>
          <table:table-cell table:style-name="Table2.B2" office:value-type="string">
            <text:p text:style-name="P35">Inglês 200h</text:p>
            <text:p text:style-name="P35">English</text:p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48">Languages</text:p>
          </table:table-cell>
          <table:table-cell table:style-name="Table2.B2" office:value-type="string">
            <text:p text:style-name="P26"/>
          </table:table-cell>
        </table:table-row>
        <table:table-row>
          <table:table-cell table:style-name="Table2.A2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36">English</text:p>
                  <text:p text:style-name="P36">Fluent</text:p>
                </table:table-cell>
              </table:table-row>
            </table:table>
            <text:p text:style-name="P36"/>
          </table:table-cell>
          <table:table-cell table:style-name="Table2.B2" office:value-type="string">
            <table:table table:name="Table3" table:style-name="Table3">
              <table:table-column table:style-name="Table3.A" table:number-columns-repeated="3"/>
              <table:table-row>
                <table:table-cell table:style-name="Table3.A1" office:value-type="string">
                  <text:p text:style-name="P36">Portuguese</text:p>
                  <text:p text:style-name="P36">Native</text:p>
                </table:table-cell>
                <table:table-cell table:style-name="Table3.A1" office:value-type="string">
                  <text:p text:style-name="P60">French</text:p>
                  <text:p text:style-name="P60">Basic</text:p>
                </table:table-cell>
                <table:table-cell table:style-name="Table3.C1" office:value-type="string">
                  <text:p text:style-name="P60">Spanish</text:p>
                  <text:p text:style-name="P60">Proficient</text:p>
                </table:table-cell>
              </table:table-row>
            </table:table>
            <text:p text:style-name="P36"/>
          </table:table-cell>
        </table:table-row>
        <text:soft-page-break/>
        <table:table-row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26"/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1:11:48.302016930</meta:creation-date>
    <dc:date>2017-09-19T16:30:18.674253191</dc:date>
    <meta:editing-duration>PT1H55M43S</meta:editing-duration>
    <meta:editing-cycles>20</meta:editing-cycles>
    <meta:generator>LibreOffice/5.3.5.2$Linux_X86_64 LibreOffice_project/30m0$Build-2</meta:generator>
    <meta:document-statistic meta:table-count="4" meta:image-count="0" meta:object-count="0" meta:page-count="3" meta:paragraph-count="92" meta:word-count="426" meta:character-count="2911" meta:non-whitespace-character-count="2583"/>
  </office:meta>
</office:document-meta>
</file>